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528in" svg:height="3.2358in" svg:x="7.3657in" svg:y="0.2921in">
            <draw:object draw:notify-on-update-of-ranges="Sheet1.A2:Sheet1.G2 Sheet1.A3:Sheet1.A3 Sheet1.A3:Sheet1.G3 Sheet1.A4:Sheet1.A4 Sheet1.A4:Sheet1.G4 Sheet1.A5:Sheet1.A5 Sheet1.A5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omparações em Ordenações" draw:style-name="gr1" draw:text-style-name="P1" svg:width="7.3224in" svg:height="4.1185in" svg:x="7.3437in" svg:y="4.4886in">
            <draw:object draw:notify-on-update-of-ranges="Sheet1.A9:Sheet1.A9 Sheet1.B9:Sheet1.G9 Sheet1.A10:Sheet1.A10 Sheet1.B10:Sheet1.G10 Sheet1.A11:Sheet1.A11 Sheet1.B11:Sheet1.G11 Sheet1.A12:Sheet1.A12 Sheet1.B12:Sheet1.G12 Sheet1.A13:Sheet1.A13 Sheet1.B13:Sheet1.G13 Sheet1.A14:Sheet1.A14 Sheet1.B14:Sheet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087in" svg:height="3.0193in" svg:x="0.4264in" svg:y="6.8035in">
            <draw:object draw:notify-on-update-of-ranges="Sheet1.A25:Sheet1.A25 Sheet1.B25:Sheet1.G25 Sheet1.A26:Sheet1.A26 Sheet1.B26:Sheet1.G26 Sheet1.A27:Sheet1.A27 Sheet1.B27:Sheet1.G27 Sheet1.A28:Sheet1.A28 Sheet1.B28:Sheet1.G28 Sheet1.A29:Sheet1.A29 Sheet1.B29:Sheet1.G29 Sheet1.A30:Sheet1.A30 Sheet1.B30:Sheet1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arações Busca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993" calcext:value-type="float">
            <text:p>993</text:p>
          </table:table-cell>
          <table:table-cell office:value-type="float" office:value="24993" calcext:value-type="float">
            <text:p>24993</text:p>
          </table:table-cell>
          <table:table-cell office:value-type="float" office:value="49993" calcext:value-type="float">
            <text:p>49993</text:p>
          </table:table-cell>
          <table:table-cell office:value-type="float" office:value="74993" calcext:value-type="float">
            <text:p>74993</text:p>
          </table:table-cell>
          <table:table-cell office:value-type="float" office:value="99993" calcext:value-type="float">
            <text:p>99993</text:p>
          </table:table-cell>
          <table:table-cell office:value-type="float" office:value="199993" calcext:value-type="float">
            <text:p>199993</text:p>
          </table:table-cell>
        </table:table-row>
        <table:table-row table:style-name="ro1">
          <table:table-cell office:value-type="string" calcext:value-type="string">
            <text:p>Binaria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aria Rec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parações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4932" calcext:value-type="float">
            <text:p>4932</text:p>
          </table:table-cell>
          <table:table-cell office:value-type="float" office:value="178756" calcext:value-type="float">
            <text:p>178756</text:p>
          </table:table-cell>
          <table:table-cell office:value-type="float" office:value="382512" calcext:value-type="float">
            <text:p>382512</text:p>
          </table:table-cell>
          <table:table-cell office:value-type="float" office:value="594612" calcext:value-type="float">
            <text:p>594612</text:p>
          </table:table-cell>
          <table:table-cell office:value-type="float" office:value="815024" calcext:value-type="float">
            <text:p>815024</text:p>
          </table:table-cell>
          <table:table-cell office:value-type="float" office:value="1730048" calcext:value-type="float">
            <text:p>17300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Busc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 Rec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1.943531" calcext:value-type="float">
            <text:p>1.943531</text:p>
          </table:table-cell>
          <table:table-cell office:value-type="float" office:value="7.73966" calcext:value-type="float">
            <text:p>7.73966</text:p>
          </table:table-cell>
          <table:table-cell office:value-type="float" office:value="17.406981" calcext:value-type="float">
            <text:p>17.406981</text:p>
          </table:table-cell>
          <table:table-cell office:value-type="float" office:value="30.938649" calcext:value-type="float">
            <text:p>30.938649</text:p>
          </table:table-cell>
          <table:table-cell office:value-type="float" office:value="123.87381" calcext:value-type="float">
            <text:p>123.87381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0.004236" calcext:value-type="float">
            <text:p>0.004236</text:p>
          </table:table-cell>
          <table:table-cell office:value-type="float" office:value="3.509909" calcext:value-type="float">
            <text:p>3.509909</text:p>
          </table:table-cell>
          <table:table-cell office:value-type="float" office:value="14.012039" calcext:value-type="float">
            <text:p>14.012039</text:p>
          </table:table-cell>
          <table:table-cell office:value-type="float" office:value="31.589703" calcext:value-type="float">
            <text:p>31.589703</text:p>
          </table:table-cell>
          <table:table-cell office:value-type="float" office:value="56.164476" calcext:value-type="float">
            <text:p>56.164476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737623" calcext:value-type="float">
            <text:p>0.737623</text:p>
          </table:table-cell>
          <table:table-cell office:value-type="float" office:value="2.9486" calcext:value-type="float">
            <text:p>2.9486</text:p>
          </table:table-cell>
          <table:table-cell office:value-type="float" office:value="6.636485" calcext:value-type="float">
            <text:p>6.636485</text:p>
          </table:table-cell>
          <table:table-cell office:value-type="float" office:value="11.815597" calcext:value-type="float">
            <text:p>11.815597</text:p>
          </table:table-cell>
          <table:table-cell office:value-type="float" office:value="47.255362" calcext:value-type="float">
            <text:p>47.255362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736646" calcext:value-type="float">
            <text:p>0.736646</text:p>
          </table:table-cell>
          <table:table-cell office:value-type="float" office:value="2.953002" calcext:value-type="float">
            <text:p>2.953002</text:p>
          </table:table-cell>
          <table:table-cell office:value-type="float" office:value="6.649414" calcext:value-type="float">
            <text:p>6.649414</text:p>
          </table:table-cell>
          <table:table-cell office:value-type="float" office:value="11.819748" calcext:value-type="float">
            <text:p>11.819748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23135" calcext:value-type="float">
            <text:p>0.023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35:10.733122927</meta:creation-date>
    <dc:date>2024-04-14T19:54:20.047128857</dc:date>
    <meta:editing-duration>PT19M10S</meta:editing-duration>
    <meta:editing-cycles>1</meta:editing-cycles>
    <meta:document-statistic meta:table-count="1" meta:cell-count="118" meta:object-count="3"/>
    <meta:generator>LibreOffice/7.6.5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13cm" svg:height="8.22cm" xlink:href=".." xlink:type="simple" chart:class="chart:line" chart:style-name="ch1">
        <chart:title svg:x="4.789cm" svg:y="0.3cm" chart:style-name="ch2">
          <text:p>Comparações em Busca</text:p>
        </chart:title>
        <chart:legend chart:legend-position="end" svg:x="11.496cm" svg:y="3.313cm" style:legend-expansion="high" chart:style-name="ch3"/>
        <chart:plot-area chart:style-name="ch4" table:cell-range-address="Sheet1.A2:Sheet1.G5" chart:data-source-has-labels="both" svg:x="1.303cm" svg:y="1.243cm" svg:width="9.901cm" svg:height="5.832cm">
          <chart:coordinate-region svg:x="2.665cm" svg:y="1.442cm" svg:width="7.982cm" svg:height="4.986cm"/>
          <chart:axis chart:dimension="x" chart:name="primary-x" chart:style-name="ch5" chartooo:axis-type="auto">
            <chartooo:date-scale/>
            <chart:title svg:x="5.032cm" svg:y="7.239cm" chart:style-name="ch6">
              <text:p>Elementos vetor</text:p>
            </chart:title>
            <chart:categories table:cell-range-address="Sheet1.A2:Sheet1.G2"/>
          </chart:axis>
          <chart:axis chart:dimension="y" chart:name="primary-y" chart:style-name="ch5">
            <chart:title svg:x="0.451cm" svg:y="5.235cm" chart:style-name="ch7">
              <text:p>Comparações</text:p>
            </chart:title>
            <chart:grid chart:style-name="ch8" chart:class="major"/>
          </chart:axis>
          <chart:series chart:style-name="ch9" chart:values-cell-range-address="Sheet1.A3:Sheet1.G3" chart:label-cell-address="Sheet1.A3:Sheet1.A3" chart:class="chart:line">
            <chart:data-point chart:repeated="7"/>
          </chart:series>
          <chart:series chart:style-name="ch10" chart:values-cell-range-address="Sheet1.A4:Sheet1.G4" chart:label-cell-address="Sheet1.A4:Sheet1.A4" chart:class="chart:line">
            <chart:data-point chart:repeated="7"/>
          </chart:series>
          <chart:series chart:style-name="ch11" chart:values-cell-range-address="Sheet1.A5:Sheet1.G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2:Sheet1.G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Sequencial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A3:Sheet1.G3</svg:desc>
                </draw:g>
              </table:table-cell>
              <table:table-cell office:value-type="float" office:value="993">
                <text:p>993</text:p>
              </table:table-cell>
              <table:table-cell office:value-type="float" office:value="24993">
                <text:p>24993</text:p>
              </table:table-cell>
              <table:table-cell office:value-type="float" office:value="49993">
                <text:p>49993</text:p>
              </table:table-cell>
              <table:table-cell office:value-type="float" office:value="74993">
                <text:p>74993</text:p>
              </table:table-cell>
              <table:table-cell office:value-type="float" office:value="99993">
                <text:p>99993</text:p>
              </table:table-cell>
              <table:table-cell office:value-type="float" office:value="199993">
                <text:p>199993</text:p>
              </table:table-cell>
            </table:table-row>
            <table:table-row>
              <table:table-cell office:value-type="string">
                <text:p>Binaria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G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inaria Rec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A5:Sheet1.G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cm" svg:height="10.462cm" xlink:href=".." xlink:type="simple" chart:class="chart:line" chart:style-name="ch1">
        <chart:title svg:x="6.2cm" svg:y="0.345cm" chart:style-name="ch2">
          <text:p>Comparações em Ordenações</text:p>
        </chart:title>
        <chart:legend chart:legend-position="end" svg:x="15.113cm" svg:y="3.936cm" style:legend-expansion="high" chart:style-name="ch3"/>
        <chart:plot-area chart:style-name="ch4" table:cell-range-address="Sheet1.A9:Sheet1.G14" chart:data-source-has-labels="both" svg:x="1.383cm" svg:y="1.333cm" svg:width="13.358cm" svg:height="7.939cm">
          <chart:coordinate-region svg:x="3.671cm" svg:y="1.532cm" svg:width="10.514cm" svg:height="7.093cm"/>
          <chart:axis chart:dimension="x" chart:name="primary-x" chart:style-name="ch5" chartooo:axis-type="auto">
            <chartooo:date-scale/>
            <chart:title svg:x="6.616cm" svg:y="9.481cm" chart:style-name="ch6">
              <text:p>Elementos no vetor</text:p>
            </chart:title>
            <chart:categories table:cell-range-address="Sheet1.B9:Sheet1.G9"/>
          </chart:axis>
          <chart:axis chart:dimension="y" chart:name="primary-y" chart:style-name="ch5">
            <chart:title svg:x="0.451cm" svg:y="6.246cm" chart:style-name="ch7">
              <text:p>Ordenações</text:p>
            </chart:title>
            <chart:grid chart:style-name="ch8" chart:class="major"/>
          </chart:axis>
          <chart:series chart:style-name="ch9" chart:values-cell-range-address="Sheet1.B10:Sheet1.G10" chart:label-cell-address="Sheet1.A10:Sheet1.A10" chart:class="chart:line">
            <chart:data-point chart:repeated="6"/>
          </chart:series>
          <chart:series chart:style-name="ch10" chart:values-cell-range-address="Sheet1.B11:Sheet1.G11" chart:label-cell-address="Sheet1.A11:Sheet1.A11" chart:class="chart:line">
            <chart:data-point chart:repeated="6"/>
          </chart:series>
          <chart:series chart:style-name="ch11" chart:values-cell-range-address="Sheet1.B12:Sheet1.G12" chart:label-cell-address="Sheet1.A12:Sheet1.A12" chart:class="chart:line">
            <chart:data-point chart:repeated="6"/>
          </chart:series>
          <chart:series chart:style-name="ch12" chart:values-cell-range-address="Sheet1.B13:Sheet1.G13" chart:label-cell-address="Sheet1.A13:Sheet1.A13" chart:class="chart:line">
            <chart:data-point chart:repeated="6"/>
          </chart:series>
          <chart:series chart:style-name="ch13" chart:values-cell-range-address="Sheet1.B14:Sheet1.G14" chart:label-cell-address="Sheet1.A14:Sheet1.A1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9:Sheet1.G9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10:Sheet1.A10</svg:desc>
                </draw:g>
              </table:table-cell>
              <table:table-cell office:value-type="float" office:value="499500">
                <text:p>499500</text:p>
                <draw:g>
                  <svg:desc>Sheet1.B10:Sheet1.G10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Insertion Rec</text:p>
                <draw:g>
                  <svg:desc>Sheet1.A11:Sheet1.A11</svg:desc>
                </draw:g>
              </table:table-cell>
              <table:table-cell office:value-type="float" office:value="499500">
                <text:p>499500</text:p>
                <draw:g>
                  <svg:desc>Sheet1.B11:Sheet1.G11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12:Sheet1.A12</svg:desc>
                </draw:g>
              </table:table-cell>
              <table:table-cell office:value-type="float" office:value="499500">
                <text:p>499500</text:p>
                <draw:g>
                  <svg:desc>Sheet1.B12:Sheet1.G12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Selection Rec</text:p>
                <draw:g>
                  <svg:desc>Sheet1.A13:Sheet1.A13</svg:desc>
                </draw:g>
              </table:table-cell>
              <table:table-cell office:value-type="float" office:value="499500">
                <text:p>499500</text:p>
                <draw:g>
                  <svg:desc>Sheet1.B13:Sheet1.G13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14:Sheet1.A14</svg:desc>
                </draw:g>
              </table:table-cell>
              <table:table-cell office:value-type="float" office:value="4932">
                <text:p>4932</text:p>
                <draw:g>
                  <svg:desc>Sheet1.B14:Sheet1.G14</svg:desc>
                </draw:g>
              </table:table-cell>
              <table:table-cell office:value-type="float" office:value="178756">
                <text:p>178756</text:p>
              </table:table-cell>
              <table:table-cell office:value-type="float" office:value="382512">
                <text:p>382512</text:p>
              </table:table-cell>
              <table:table-cell office:value-type="float" office:value="594612">
                <text:p>594612</text:p>
              </table:table-cell>
              <table:table-cell office:value-type="float" office:value="815024">
                <text:p>815024</text:p>
              </table:table-cell>
              <table:table-cell office:value-type="float" office:value="1730048">
                <text:p>1730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85cm" svg:height="7.67cm" xlink:href=".." xlink:type="simple" chart:class="chart:line" chart:style-name="ch1">
        <chart:title svg:x="4.463cm" svg:y="0.289cm" chart:style-name="ch2">
          <text:p>Tempo em Ordenação</text:p>
        </chart:title>
        <chart:legend chart:legend-position="end" svg:x="9.998cm" svg:y="2.54cm" style:legend-expansion="high" chart:style-name="ch3"/>
        <chart:plot-area chart:style-name="ch4" table:cell-range-address="Sheet1.A25:Sheet1.G30" chart:data-source-has-labels="both" svg:x="1.28cm" svg:y="1.221cm" svg:width="8.449cm" svg:height="5.315cm">
          <chart:coordinate-region svg:x="2.087cm" svg:y="1.42cm" svg:width="7.085cm" svg:height="4.469cm"/>
          <chart:axis chart:dimension="x" chart:name="primary-x" chart:style-name="ch5" chartooo:axis-type="auto">
            <chartooo:date-scale/>
            <chart:title svg:x="4.058cm" svg:y="6.689cm" chart:style-name="ch6">
              <text:p>Elementos no vetor</text:p>
            </chart:title>
            <chart:categories table:cell-range-address="Sheet1.B25:Sheet1.G25"/>
          </chart:axis>
          <chart:axis chart:dimension="y" chart:name="primary-y" chart:style-name="ch5">
            <chart:title svg:x="0.451cm" svg:y="4.676cm" chart:style-name="ch7">
              <text:p>Segundos</text:p>
            </chart:title>
            <chart:grid chart:style-name="ch8" chart:class="major"/>
          </chart:axis>
          <chart:series chart:style-name="ch9" chart:values-cell-range-address="Sheet1.B26:Sheet1.G26" chart:label-cell-address="Sheet1.A26:Sheet1.A26" chart:class="chart:line">
            <chart:data-point chart:repeated="6"/>
          </chart:series>
          <chart:series chart:style-name="ch10" chart:values-cell-range-address="Sheet1.B27:Sheet1.G27" chart:label-cell-address="Sheet1.A27:Sheet1.A27" chart:class="chart:line">
            <chart:data-point chart:repeated="6"/>
          </chart:series>
          <chart:series chart:style-name="ch11" chart:values-cell-range-address="Sheet1.B28:Sheet1.G28" chart:label-cell-address="Sheet1.A28:Sheet1.A28" chart:class="chart:line">
            <chart:data-point chart:repeated="6"/>
          </chart:series>
          <chart:series chart:style-name="ch12" chart:values-cell-range-address="Sheet1.B29:Sheet1.G29" chart:label-cell-address="Sheet1.A29:Sheet1.A29" chart:class="chart:line">
            <chart:data-point chart:repeated="6"/>
          </chart:series>
          <chart:series chart:style-name="ch13" chart:values-cell-range-address="Sheet1.B30:Sheet1.G30" chart:label-cell-address="Sheet1.A30:Sheet1.A30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5:Sheet1.G25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26:Sheet1.A26</svg:desc>
                </draw:g>
              </table:table-cell>
              <table:table-cell office:value-type="float" office:value="0.006889">
                <text:p>0.006889</text:p>
                <draw:g>
                  <svg:desc>Sheet1.B26:Sheet1.G26</svg:desc>
                </draw:g>
              </table:table-cell>
              <table:table-cell office:value-type="float" office:value="1.943531">
                <text:p>1.943531</text:p>
              </table:table-cell>
              <table:table-cell office:value-type="float" office:value="7.73966">
                <text:p>7.73966</text:p>
              </table:table-cell>
              <table:table-cell office:value-type="float" office:value="17.406981">
                <text:p>17.406981</text:p>
              </table:table-cell>
              <table:table-cell office:value-type="float" office:value="30.938649">
                <text:p>30.938649</text:p>
              </table:table-cell>
              <table:table-cell office:value-type="float" office:value="123.87381">
                <text:p>123.87381</text:p>
              </table:table-cell>
            </table:table-row>
            <table:table-row>
              <table:table-cell office:value-type="string">
                <text:p>Insertion Rec</text:p>
                <draw:g>
                  <svg:desc>Sheet1.A27:Sheet1.A27</svg:desc>
                </draw:g>
              </table:table-cell>
              <table:table-cell office:value-type="float" office:value="0.004236">
                <text:p>0.004236</text:p>
                <draw:g>
                  <svg:desc>Sheet1.B27:Sheet1.G27</svg:desc>
                </draw:g>
              </table:table-cell>
              <table:table-cell office:value-type="float" office:value="3.509909">
                <text:p>3.509909</text:p>
              </table:table-cell>
              <table:table-cell office:value-type="float" office:value="14.012039">
                <text:p>14.012039</text:p>
              </table:table-cell>
              <table:table-cell office:value-type="float" office:value="31.589703">
                <text:p>31.589703</text:p>
              </table:table-cell>
              <table:table-cell office:value-type="float" office:value="56.164476">
                <text:p>56.16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28:Sheet1.A28</svg:desc>
                </draw:g>
              </table:table-cell>
              <table:table-cell office:value-type="float" office:value="0.003292">
                <text:p>0.003292</text:p>
                <draw:g>
                  <svg:desc>Sheet1.B28:Sheet1.G28</svg:desc>
                </draw:g>
              </table:table-cell>
              <table:table-cell office:value-type="float" office:value="0.737623">
                <text:p>0.737623</text:p>
              </table:table-cell>
              <table:table-cell office:value-type="float" office:value="2.9486">
                <text:p>2.9486</text:p>
              </table:table-cell>
              <table:table-cell office:value-type="float" office:value="6.636485">
                <text:p>6.636485</text:p>
              </table:table-cell>
              <table:table-cell office:value-type="float" office:value="11.815597">
                <text:p>11.815597</text:p>
              </table:table-cell>
              <table:table-cell office:value-type="float" office:value="47.255362">
                <text:p>47.255362</text:p>
              </table:table-cell>
            </table:table-row>
            <table:table-row>
              <table:table-cell office:value-type="string">
                <text:p>Selection Rec</text:p>
                <draw:g>
                  <svg:desc>Sheet1.A29:Sheet1.A29</svg:desc>
                </draw:g>
              </table:table-cell>
              <table:table-cell office:value-type="float" office:value="0.003585">
                <text:p>0.003585</text:p>
                <draw:g>
                  <svg:desc>Sheet1.B29:Sheet1.G29</svg:desc>
                </draw:g>
              </table:table-cell>
              <table:table-cell office:value-type="float" office:value="0.736646">
                <text:p>0.736646</text:p>
              </table:table-cell>
              <table:table-cell office:value-type="float" office:value="2.953002">
                <text:p>2.953002</text:p>
              </table:table-cell>
              <table:table-cell office:value-type="float" office:value="6.649414">
                <text:p>6.649414</text:p>
              </table:table-cell>
              <table:table-cell office:value-type="float" office:value="11.819748">
                <text:p>11.819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30:Sheet1.A30</svg:desc>
                </draw:g>
              </table:table-cell>
              <table:table-cell office:value-type="float" office:value="0.000209">
                <text:p>0.000209</text:p>
                <draw:g>
                  <svg:desc>Sheet1.B30:Sheet1.G30</svg:desc>
                </draw:g>
              </table:table-cell>
              <table:table-cell office:value-type="float" office:value="0.00237">
                <text:p>0.00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7749">
                <text:p>0.007749</text:p>
              </table:table-cell>
              <table:table-cell office:value-type="float" office:value="0.011932">
                <text:p>0.011932</text:p>
              </table:table-cell>
              <table:table-cell office:value-type="float" office:value="0.023135">
                <text:p>0.023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